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172" officeooo:paragraph-rsid="000c0172"/>
    </style:style>
    <style:style style:name="P2" style:family="paragraph" style:parent-style-name="Standard">
      <style:text-properties officeooo:rsid="000e8621" officeooo:paragraph-rsid="000e8621"/>
    </style:style>
    <style:style style:name="P3" style:family="paragraph" style:parent-style-name="Standard">
      <style:text-properties officeooo:rsid="000f76ea" officeooo:paragraph-rsid="000f76ea"/>
    </style:style>
    <style:style style:name="T1" style:family="text">
      <style:text-properties officeooo:rsid="000cd8b2"/>
    </style:style>
    <style:style style:name="T2" style:family="text">
      <style:text-properties officeooo:rsid="000e8621"/>
    </style:style>
    <style:style style:name="T3" style:family="text">
      <style:text-properties officeooo:rsid="000f76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FUNCIONAIS:</text:p>
      <text:p text:style-name="P1"/>
      <text:p text:style-name="P1">RF01 – Inclusão de informações/base de dados, para que exista uma lista de possíveis destinos para o usuário escolher.</text:p>
      <text:p text:style-name="P1"/>
      <text:p text:style-name="P1">RF02 – <text:span text:style-name="T1">Funcionalidade que identifica a quantidade de vagas, para que possa avisar ao usuário se ainda há espaço disponível no comboio.</text:span></text:p>
      <text:p text:style-name="P1"/>
      <text:p text:style-name="P1">RF03 – <text:span text:style-name="T2">Leitura da validade do cartão de crédito para verificação.</text:span></text:p>
      <text:p text:style-name="P1"/>
      <text:p text:style-name="P2">RF04 – Validação da compra para a emissão do bilhete.</text:p>
      <text:p text:style-name="P2"/>
      <text:p text:style-name="P2">RF05 – Formatação do bilhete para seguir as normas da CP.</text:p>
      <text:p text:style-name="P2"/>
      <text:p text:style-name="P1"/>
      <text:p text:style-name="P1"/>
      <text:p text:style-name="P1"/>
      <text:p text:style-name="P1">REQUISITOS NÃO-FUNCIONAIS:</text:p>
      <text:p text:style-name="P1"/>
      <text:p text:style-name="P1">RNF01 – Acessibilidade: o usuário precisa de uma tecla iniciar para acessar o sistema de emissão de bilhetes.</text:p>
      <text:p text:style-name="P1"/>
      <text:p text:style-name="P1">RNF02 – Confiabilidade: o usuário precisa confiar que o sistema não divulgue informações dele como o número de identificação pessoal e os dados do cartão de crédito.</text:p>
      <text:p text:style-name="P1"/>
      <text:p text:style-name="P1">RNF03 – <text:span text:style-name="T2">Armazenamento: o sistema armazena a compra do usuário, identificando o destino associado ao número de identificação pessoal.</text:span></text:p>
      <text:p text:style-name="P1"/>
      <text:p text:style-name="P1"/>
      <text:p text:style-name="P1"/>
      <text:p text:style-name="P1"/>
      <text:p text:style-name="P2">LIMITAÇÕES:</text:p>
      <text:p text:style-name="P2"/>
      <text:p text:style-name="P2"><text:span text:style-name="T3">L01 - </text:span>Talvez por não haver uma opção de login, a pessoa não consiga rever os dados das suas compras;</text:p>
      <text:p text:style-name="P3"/>
      <text:p text:style-name="P3">L02 - Não foi falado em nenhum momento sobre os horários dos comboios, isso seria falta de informação devido o trabalho ser simples, ou realmente uma limitação do sistema?</text:p>
      <text:p text:style-name="P3"/>
      <text:p text:style-name="P3">L03 -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jeto de Programação</text:p>
      <text:p text:style-name="P3">Samanta Uchôa Bordallo - 11/09/20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1T15:55:54.857000000</meta:creation-date>
    <dc:date>2023-09-11T16:33:08.085000000</dc:date>
    <meta:editing-duration>PT6M2S</meta:editing-duration>
    <meta:editing-cycles>1</meta:editing-cycles>
    <meta:document-statistic meta:table-count="0" meta:image-count="0" meta:object-count="0" meta:page-count="1" meta:paragraph-count="16" meta:word-count="193" meta:character-count="1226" meta:non-whitespace-character-count="1040"/>
    <meta:generator>LibreOffice/7.3.4.2$Windows_X86_64 LibreOffice_project/728fec16bd5f605073805c3c9e7c4212a0120dc5</meta:generator>
  </office:meta>
</office:document-meta>
</file>